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ru" fo:country="RU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41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42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2" style:family="paragraph" style:parent-style-name="Text_20_body">
      <style:text-properties style:font-name="Arial" fo:font-size="6pt" style:font-size-asian="6pt" style:font-size-complex="6pt"/>
    </style:style>
    <style:style style:name="P5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56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7" style:family="paragraph" style:parent-style-name="Standard">
      <style:text-properties style:font-name="Arial" fo:font-size="9pt" fo:language="en" fo:country="US" style:text-underline-style="solid" style:text-underline-width="auto" style:text-underline-color="font-color" style:font-size-asian="9pt" style:font-name-complex="Arial" style:font-size-complex="9pt"/>
    </style:style>
    <style:style style:name="P58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59" style:family="paragraph" style:parent-style-name="Standard" style:master-page-name="">
      <style:paragraph-properties fo:margin-left="0in" fo:margin-right="0in" fo:text-align="start" style:justify-single-word="false" fo:text-indent="0.4063in" style:auto-text-indent="false" style:page-number="auto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6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6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fo:background-color="transparent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language="en" fo:country="US" fo:font-style="normal" style:font-style-asian="normal" style:font-style-complex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position="0% 100%" fo:font-style="italic" style:font-style-asian="italic" style:font-style-complex="italic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26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1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style:text-underline-style="none" fo:font-weight="bold" style:font-weight-asian="bold"/>
    </style:style>
    <style:style style:name="T38" style:family="text">
      <style:text-properties fo:font-size="10pt" style:font-size-asian="10pt" style:language-asian="zh" style:country-asian="TW" style:font-size-complex="10pt"/>
    </style:style>
    <style:style style:name="T39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40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41" style:family="text">
      <style:text-properties fo:language="en" fo:country="none"/>
    </style:style>
    <style:style style:name="T42" style:family="text">
      <style:text-properties style:font-name="Times New Roman" fo:language="en" fo:country="US" style:text-underline-style="solid" style:text-underline-width="auto" style:text-underline-color="font-color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1"/>
      <text:p text:style-name="P42"><text:span text:style-name="T31">Type:</text:span><text:span text:style-name="T30"> </text:span><text:span text:style-name="T29">Personal dosimeter</text:span><text:span text:style-name="T28"> AT3509C</text:span><text:span text:style-name="T26"><text:tab/></text:span><text:span text:style-name="T31">Date of calibration</text:span><text:span text:style-name="T27">:</text:span><text:span text:style-name="T26"> <text:s/></text:span><text:span text:style-name="T28">$date</text:span></text:p>
      <text:p text:style-name="P4"/>
      <text:p text:style-name="P7">S/n: <text:span text:style-name="T22"><text:s/></text:span><text:span text:style-name="T14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µ</text:span><text:span text:style-name="T7">Sv/h – 5.0 Sv/h</text:span></text:p>
      <text:p text:style-name="P11"/>
      <text:p text:style-name="P8">Measurement error:</text:p>
      <text:p text:style-name="P6"><text:span text:style-name="T33">0.1 </text:span><text:span text:style-name="T34">µ</text:span><text:span text:style-name="T33">Sv/h – 0.99 </text:span><text:span text:style-name="T34">µ</text:span><text:span text:style-name="T33">Sv/h – </text:span><text:span text:style-name="T35">±</text:span><text:span text:style-name="T32">30</text:span><text:span text:style-name="T36">%</text:span><text:span text:style-name="T37">, </text:span></text:p>
      <text:p text:style-name="P6"><text:span text:style-name="T33">1 </text:span><text:span text:style-name="T34">µ</text:span><text:span text:style-name="T33">Sv/h – 5 Sv/h – </text:span><text:span text:style-name="T35">±</text:span><text:span text:style-name="T32">15</text:span><text:span text:style-name="T36">%</text:span></text:p>
      <text:p text:style-name="P5"/>
      <text:p text:style-name="P57">Operating conditions: </text:p>
      <text:p text:style-name="P53"><text:span text:style-name="T10">- <text:s/>Air temperature<text:tab/></text:span><text:span text:style-name="T21"><text:tab/><text:tab/><text:tab/>+</text:span><text:span text:style-name="T10">$temp</text:span><text:span text:style-name="T21"> °</text:span><text:span text:style-name="T10">C</text:span></text:p>
      <text:p text:style-name="P54">- <text:s/>Atmospheric pressure<text:tab/><text:tab/><text:tab/>98,5 kPa</text:p>
      <text:p text:style-name="P54">- <text:s/>Relative humidity<text:tab/><text:tab/><text:tab/><text:tab/>$vlag %</text:p>
      <text:p text:style-name="P55">- <text:s/>Gamma radiation background<text:tab/><text:tab/>$bground <text:s/>nSv/h</text:p>
      <text:p text:style-name="P60"/>
      <text:p text:style-name="P61"><text:span text:style-name="Знак_20_примечания"><text:span text:style-name="T39">Calibration means</text:span></text:span><text:span text:style-name="Знак_20_примечания"><text:span text:style-name="T40">:</text:span></text:span></text:p>
      <text:p text:style-name="P59"><text:span text:style-name="Знак_20_примечания"><text:span text:style-name="T2">- <text:s/>$eng_facility_110$;</text:span></text:span></text:p>
      <text:p text:style-name="P58"><text:span text:style-name="Знак_20_примечания"><text:span text:style-name="T2">- <text:s/>$eng_facility_130$;</text:span></text:span></text:p>
      <text:p text:style-name="P43"><text:span text:style-name="Знак_20_примечания"><text:span text:style-name="T38"/></text:span></text:p>
      <text:p text:style-name="P23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4"><text:span text:style-name="T6">AT3509C (</text:span><text:span text:style-name="T42">γ</text:span><text:span text:style-name="T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0">Ḣ</text:span><text:span text:style-name="T19">p</text:span><text:span text:style-name="T17">i</text:span><text:span text:style-name="T24">(10)</text:span></text:p>
          </table:table-cell>
          <table:table-cell table:style-name="t1.B2" office:value-type="string">
            <text:p text:style-name="P50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39">Dose rate measurement</text:p>
            <text:p text:style-name="P33"><text:span text:style-name="T3">at check point</text:span>,</text:p>
            <text:p text:style-name="P33"><text:span text:style-name="T4">Ḣ</text:span><text:span text:style-name="T17">pi</text:span><text:span text:style-name="T24">(10)</text:span></text:p>
          </table:table-cell>
          <table:table-cell table:style-name="t1.B2" office:value-type="string">
            <text:p text:style-name="P29"><text:span text:style-name="T3">Average value</text:span>, </text:p>
            <text:p text:style-name="P30"><text:span text:style-name="T25">Ḣ</text:span><text:span text:style-name="T17">pi</text:span><text:span text:style-name="T24">(10)</text:span></text:p>
          </table:table-cell>
          <table:table-cell table:style-name="t1.B2" office:value-type="string">
            <text:p text:style-name="P12"><text:span text:style-name="T11">Relative <text:s/>measure-ment</text:span> <text:span text:style-name="T3">error</text:span></text:p>
            <text:p text:style-name="P51"><text:span text:style-name="T13">θ</text:span><text:span text:style-name="T17">i</text:span><text:span text:style-name="T12">,</text:span> %</text:p>
          </table:table-cell>
          <table:table-cell table:style-name="t1.B2" office:value-type="string">
            <text:p text:style-name="P21"><text:span text:style-name="T41">Relative standard deviation</text:span>,</text:p>
            <text:p text:style-name="P21"><text:span text:style-name="T3">S</text:span><text:span text:style-name="T17">i</text:span><text:span text:style-name="T3">, %</text:span></text:p>
          </table:table-cell>
          <table:table-cell table:style-name="t1.B2" office:value-type="string">
            <text:p text:style-name="P28"><text:span text:style-name="T3">Confidence limit of the intrinsic <text:s/>relative error</text:span> <text:span text:style-name="T9">Δ</text:span><text:span text:style-name="T17">i</text:span><text:span text:style-name="T3">,</text:span> %</text:p>
          </table:table-cell>
          <table:table-cell table:style-name="t1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.A3" office:value-type="string">
            <text:p text:style-name="P32">Фон</text:p>
          </table:table-cell>
          <table:table-cell table:style-name="t1.B3" office:value-type="string">
            <text:p text:style-name="P34">---</text:p>
          </table:table-cell>
          <table:table-cell table:style-name="t1.B3" office:value-type="string">
            <text:p text:style-name="P31">---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2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2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2">15</text:span></text:p>
          </table:table-cell>
        </table:table-row>
        <table:table-row>
          <table:table-cell table:style-name="t1.A3" office:value-type="string">
            <text:p text:style-name="P12">800<text:span text:style-name="T12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2">15</text:span></text:p>
          </table:table-cell>
        </table:table-row>
        <table:table-row>
          <table:table-cell table:style-name="t1.A3" office:value-type="string">
            <text:p text:style-name="P12"><text:span text:style-name="T12">4.</text:span>0 Sv/h<text:line-break/><text:span text:style-name="T3">Hp(10)</text:span></text:p>
          </table:table-cell>
          <table:table-cell table:style-name="t1.B3" office:value-type="string">
            <text:p text:style-name="P13">$1-n<text:span text:style-name="T12">3</text:span></text:p>
          </table:table-cell>
          <table:table-cell table:style-name="t1.B3" office:value-type="string">
            <text:p text:style-name="P13">$1-d<text:span text:style-name="T12">3</text:span></text:p>
          </table:table-cell>
          <table:table-cell table:style-name="t1.D3" office:value-type="string">
            <text:section text:style-name="Sect1" text:name="Раздел10">
              <text:p text:style-name="P3">$1-<text:span text:style-name="T12">m30</text:span></text:p>
              <text:p text:style-name="P34">$1-<text:span text:style-name="T12">m31</text:span></text:p>
              <text:p text:style-name="P34">$1-<text:span text:style-name="T12">m32</text:span></text:p>
              <text:p text:style-name="P34">$1-<text:span text:style-name="T12">m33</text:span></text:p>
              <text:p text:style-name="P34">$1-<text:span text:style-name="T12">m34</text:span></text:p>
            </text:section>
          </table:table-cell>
          <table:table-cell table:style-name="t1.B3" office:value-type="string">
            <text:p text:style-name="P13">$1-av<text:span text:style-name="T12">3</text:span></text:p>
          </table:table-cell>
          <table:table-cell table:style-name="t1.B3" office:value-type="string">
            <text:p text:style-name="P13">$1-o<text:span text:style-name="T12">3</text:span></text:p>
          </table:table-cell>
          <table:table-cell table:style-name="t1.B3" office:value-type="string">
            <text:p text:style-name="P13">$1-q<text:span text:style-name="T12">3</text:span></text:p>
          </table:table-cell>
          <table:table-cell table:style-name="t1.B3" office:value-type="string">
            <text:p text:style-name="P13">$1-do<text:span text:style-name="T12">3</text:span></text:p>
          </table:table-cell>
          <table:table-cell table:style-name="t1.I3" office:value-type="string">
            <text:p text:style-name="P20">±<text:span text:style-name="T12">19</text:span></text:p>
          </table:table-cell>
        </table:table-row>
        <table:table-row>
          <table:table-cell table:style-name="t1.A8" office:value-type="string">
            <text:p text:style-name="P12"><text:span text:style-name="T3">20</text:span><text:span text:style-name="T12">.</text:span>0 <text:span text:style-name="T12">µSv/h</text:span><text:line-break/><text:span text:style-name="T3">Hp(0.07)</text:span></text:p>
          </table:table-cell>
          <table:table-cell table:style-name="t1.B8" office:value-type="string">
            <text:p text:style-name="P13">$1-n<text:span text:style-name="T12">4</text:span></text:p>
          </table:table-cell>
          <table:table-cell table:style-name="t1.B8" office:value-type="string">
            <text:p text:style-name="P13">$1-d<text:span text:style-name="T12">4</text:span></text:p>
          </table:table-cell>
          <table:table-cell table:style-name="t1.D8" office:value-type="string">
            <text:section text:style-name="Sect1" text:name="Раздел3">
              <text:p text:style-name="P3">$1-<text:span text:style-name="T12">m</text:span><text:span text:style-name="T3">4</text:span><text:span text:style-name="T12">0</text:span></text:p>
              <text:p text:style-name="P34">$1-<text:span text:style-name="T12">m</text:span><text:span text:style-name="T3">4</text:span><text:span text:style-name="T12">1</text:span></text:p>
              <text:p text:style-name="P34">$1-<text:span text:style-name="T12">m</text:span><text:span text:style-name="T3">4</text:span><text:span text:style-name="T12">2</text:span></text:p>
              <text:p text:style-name="P34">$1-<text:span text:style-name="T12">m</text:span><text:span text:style-name="T3">4</text:span><text:span text:style-name="T12">3</text:span></text:p>
              <text:p text:style-name="P34">$1-<text:span text:style-name="T12">m</text:span><text:span text:style-name="T3">4</text:span><text:span text:style-name="T12">4</text:span></text:p>
            </text:section>
          </table:table-cell>
          <table:table-cell table:style-name="t1.B8" office:value-type="string">
            <text:p text:style-name="P13">$1-av<text:span text:style-name="T12">4</text:span></text:p>
          </table:table-cell>
          <table:table-cell table:style-name="t1.B8" office:value-type="string">
            <text:p text:style-name="P13">$1-o<text:span text:style-name="T12">4</text:span></text:p>
          </table:table-cell>
          <table:table-cell table:style-name="t1.B8" office:value-type="string">
            <text:p text:style-name="P13">$1-q<text:span text:style-name="T12">4</text:span></text:p>
          </table:table-cell>
          <table:table-cell table:style-name="t1.B8" office:value-type="string">
            <text:p text:style-name="P13">$1-do<text:span text:style-name="T12">4</text:span></text:p>
          </table:table-cell>
          <table:table-cell table:style-name="t1.I8" office:value-type="string">
            <text:p text:style-name="P20">±<text:span text:style-name="T12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4"><text:span text:style-name="T6">AT3509C (</text:span><text:span text:style-name="T42">γ</text:span><text:span text:style-name="T6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2"><text:span text:style-name="T10">Actual dose value</text:span>,</text:p>
            <text:p text:style-name="P32"><text:span text:style-name="T4">H</text:span><text:span text:style-name="T17">p</text:span><text:span text:style-name="T16">0</text:span></text:p>
          </table:table-cell>
          <table:table-cell table:style-name="s1.B2" table:number-rows-spanned="2" office:value-type="string">
            <text:p text:style-name="P50">Radiation source <text:s/>number</text:p>
          </table:table-cell>
          <table:table-cell table:style-name="s1.B2" table:number-rows-spanned="2" office:value-type="string">
            <text:p text:style-name="P36"><text:s text:c="2"/>d, cm<text:span text:style-name="T12"> <text:s/></text:span></text:p>
            <text:p text:style-name="P37">t, s</text:p>
          </table:table-cell>
          <table:table-cell table:style-name="s1.B2" table:number-columns-spanned="3" office:value-type="string">
            <text:p text:style-name="P38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1">Relative <text:s/>measure-ment</text:span> <text:span text:style-name="T3">error</text:span></text:p>
            <text:p text:style-name="P51"><text:span text:style-name="T13">θ</text:span><text:span text:style-name="T17">i</text:span><text:span text:style-name="T12">,</text:span> %</text:p>
          </table:table-cell>
          <table:table-cell table:style-name="s1.B2" table:number-rows-spanned="2" office:value-type="string">
            <text:p text:style-name="P28"><text:span text:style-name="T3">Confidence limit of the intrinsic <text:s/>relative error</text:span> <text:span text:style-name="T9">Δ</text:span><text:span text:style-name="T17">i</text:span><text:span text:style-name="T3">,</text:span> %</text:p>
          </table:table-cell>
          <table:table-cell table:style-name="s1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2"><text:span text:style-name="T4">H</text:span><text:span text:style-name="T17">pi</text:span></text:p>
          </table:table-cell>
          <table:table-cell table:style-name="s1.D3" office:value-type="string">
            <text:p text:style-name="P32"><text:span text:style-name="T4">H</text:span><text:span text:style-name="T17">pi </text:span><text:span text:style-name="T16">meas</text:span><text:span text:style-name="T15">.</text:span></text:p>
          </table:table-cell>
          <table:table-cell table:style-name="s1.D3" office:value-type="string">
            <text:p text:style-name="P32"><text:span text:style-name="T4">H</text:span><text:span text:style-name="T17">pi</text:span><text:span text:style-name="T18"> meas</text:span><text:span text:style-name="T19">.</text:span><text:span text:style-name="T23">-</text:span><text:span text:style-name="T4">H</text:span><text:span text:style-name="T17">pi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µSv</text:span></text:p>
          </table:table-cell>
          <table:table-cell table:style-name="s1.B4" office:value-type="string">
            <text:p text:style-name="P13">##1-<text:span text:style-name="T3">dn_</text:span><text:span text:style-name="T12">3</text:span></text:p>
          </table:table-cell>
          <table:table-cell table:style-name="s1.B4" office:value-type="string">
            <text:p text:style-name="P19"><text:s text:c="2"/>##1-<text:span text:style-name="T3">dd_</text:span><text:span text:style-name="T12">3</text:span> <text:s/></text:p>
            <text:p text:style-name="P22">360s</text:p>
          </table:table-cell>
          <table:table-cell table:style-name="s1.B4" office:value-type="string">
            <text:p text:style-name="P13">##1-d_dev<text:span text:style-name="T3">_</text:span><text:span text:style-name="T12">3</text:span></text:p>
          </table:table-cell>
          <table:table-cell table:style-name="s1.B4" office:value-type="string">
            <text:p text:style-name="P13">##1-dose<text:span text:style-name="T3">_</text:span><text:span text:style-name="T12">3</text:span></text:p>
          </table:table-cell>
          <table:table-cell table:style-name="s1.B4" office:value-type="string">
            <text:p text:style-name="P13">##1-d_res<text:span text:style-name="T3">_</text:span><text:span text:style-name="T12">3</text:span></text:p>
          </table:table-cell>
          <table:table-cell table:style-name="s1.B4" office:value-type="string">
            <text:p text:style-name="P13">##1-o_pog<text:span text:style-name="T3">_</text:span><text:span text:style-name="T12">3</text:span></text:p>
          </table:table-cell>
          <table:table-cell table:style-name="s1.B4" office:value-type="string">
            <text:p text:style-name="P13">##1-d_gran<text:span text:style-name="T3">_</text:span><text:span text:style-name="T12">3</text:span></text:p>
          </table:table-cell>
          <table:table-cell table:style-name="s1.I4" office:value-type="string">
            <text:p text:style-name="P12">±<text:span text:style-name="T12">15</text:span></text:p>
          </table:table-cell>
        </table:table-row>
        <table:table-row>
          <table:table-cell table:style-name="s1.A4" office:value-type="string">
            <text:p text:style-name="P12">4.0 mSv</text:p>
          </table:table-cell>
          <table:table-cell table:style-name="s1.B4" office:value-type="string">
            <text:p text:style-name="P13">##1-<text:span text:style-name="T3">dn</text:span></text:p>
          </table:table-cell>
          <table:table-cell table:style-name="s1.B4" office:value-type="string">
            <text:p text:style-name="P19"><text:s text:c="2"/>##1-<text:span text:style-name="T3">dd</text:span> <text:s/></text:p>
            <text:p text:style-name="P17">180s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12">15</text:span></text:p>
          </table:table-cell>
        </table:table-row>
        <table:table-row>
          <table:table-cell table:style-name="s1.A6" office:value-type="string">
            <text:p text:style-name="P12">4.0 <text:span text:style-name="T12">µSv</text:span></text:p>
          </table:table-cell>
          <table:table-cell table:style-name="s1.B6" office:value-type="string">
            <text:p text:style-name="P13">##<text:span text:style-name="T3">1</text:span>-<text:span text:style-name="T3">dn_2</text:span></text:p>
          </table:table-cell>
          <table:table-cell table:style-name="s1.B6" office:value-type="string">
            <text:p text:style-name="P19"><text:s text:c="2"/>##1-<text:span text:style-name="T3">dd_2</text:span> <text:s/></text:p>
            <text:p text:style-name="P17">360s</text:p>
          </table:table-cell>
          <table:table-cell table:style-name="s1.B6" office:value-type="string">
            <text:p text:style-name="P13">##1-d_dev_<text:span text:style-name="T3">2</text:span></text:p>
          </table:table-cell>
          <table:table-cell table:style-name="s1.B6" office:value-type="string">
            <text:p text:style-name="P13">##1-dose_<text:span text:style-name="T3">2</text:span></text:p>
          </table:table-cell>
          <table:table-cell table:style-name="s1.B6" office:value-type="string">
            <text:p text:style-name="P13">##1-d_res_<text:span text:style-name="T3">2</text:span></text:p>
          </table:table-cell>
          <table:table-cell table:style-name="s1.B6" office:value-type="string">
            <text:p text:style-name="P13">##1-o_pog_<text:span text:style-name="T3">2</text:span></text:p>
          </table:table-cell>
          <table:table-cell table:style-name="s1.B6" office:value-type="string">
            <text:p text:style-name="P13">##1-d_gran_<text:span text:style-name="T3">2</text:span></text:p>
          </table:table-cell>
          <table:table-cell table:style-name="s1.I6" office:value-type="string">
            <text:p text:style-name="P12">±<text:span text:style-name="T12">15</text:span></text:p>
          </table:table-cell>
        </table:table-row>
      </table:table>
      <text:p text:style-name="P5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5">Calibrated by:</text:p>
          </table:table-cell>
          <table:table-cell table:style-name="Таблица1.A1" office:value-type="string">
            <text:p text:style-name="P46">$calibrat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8">(signature)</text:p>
          </table:table-cell>
        </table:table-row>
        <table:table-row>
          <table:table-cell table:style-name="Таблица1.A1" office:value-type="string">
            <text:p text:style-name="P45">Technical control:</text:p>
          </table:table-cell>
          <table:table-cell table:style-name="Таблица1.A1" office:value-type="string">
            <text:p text:style-name="P47">$controll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8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6-03-11T11:09:50.56</dc:date>
    <meta:editing-duration>P3DT10H17M5S</meta:editing-duration>
    <meta:editing-cycles>417</meta:editing-cycles>
    <meta:generator>OpenOffice/4.1.6$Win32 OpenOffice.org_project/416m1$Build-9790</meta:generator>
    <meta:document-statistic meta:table-count="3" meta:image-count="1" meta:object-count="0" meta:page-count="1" meta:paragraph-count="178" meta:word-count="304" meta:character-count="1995"/>
  </office:meta>
</office:document-meta>
</file>